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401bbc" officeooo:paragraph-rsid="00401bbc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line-break/><text:span text:style-name="Strong_20_Emphasis"><text:span text:style-name="T1">Pregunta 1:</text:span></text:span> ¿Qué es cron en sistemas Unix y Linux?</text:p>
      <text:p text:style-name="P4"><text:span text:style-name="Strong_20_Emphasis"><text:span text:style-name="T1">Respuesta 1:</text:span></text:span> Cron es un servicio que permite programar y automatizar la ejecución de tareas en un sistema Unix o Linux en momentos específicos.</text:p>
      <text:p text:style-name="Horizontal_20_Line"/>
      <text:p text:style-name="P4"><text:span text:style-name="Strong_20_Emphasis"><text:span text:style-name="T1">Pregunta 2:</text:span></text:span> ¿Cuál es el archivo principal de configuración de cron en Linux?</text:p>
      <text:p text:style-name="P4"><text:span text:style-name="Strong_20_Emphasis"><text:span text:style-name="T1">Respuesta 2:</text:span></text:span> El archivo principal de configuración de cron en Linux es <text:span text:style-name="Source_20_Text"><text:span text:style-name="T1">/etc/crontab</text:span></text:span>.</text:p>
      <text:p text:style-name="Horizontal_20_Line"/>
      <text:p text:style-name="P4"><text:span text:style-name="Strong_20_Emphasis"><text:span text:style-name="T1">Pregunta 3:</text:span></text:span> ¿Cuál es el comando para editar la tabla cron del usuario actual?</text:p>
      <text:p text:style-name="P4"><text:span text:style-name="Strong_20_Emphasis"><text:span text:style-name="T1">Respuesta 3:</text:span></text:span> El comando para editar la tabla cron del usuario actual es <text:span text:style-name="Source_20_Text"><text:span text:style-name="T1">crontab -e</text:span></text:span>.</text:p>
      <text:p text:style-name="Horizontal_20_Line"/>
      <text:p text:style-name="P4"><text:span text:style-name="Strong_20_Emphasis"><text:span text:style-name="T1">Pregunta 4:</text:span></text:span> ¿Qué significa el asterisco (*) en una entrada cron?</text:p>
      <text:p text:style-name="P4"><text:span text:style-name="Strong_20_Emphasis"><text:span text:style-name="T1">Respuesta 4:</text:span></text:span> El asterisco (*) en una entrada cron significa "cualquier" y se utiliza para representar todos los valores posibles en el campo correspondiente.</text:p>
      <text:p text:style-name="Horizontal_20_Line"/>
      <text:p text:style-name="P4"><text:span text:style-name="Strong_20_Emphasis"><text:span text:style-name="T1">Pregunta 5:</text:span></text:span> ¿Cuál es la diferencia entre cron y at en Linux?</text:p>
      <text:p text:style-name="P4"><text:span text:style-name="Strong_20_Emphasis"><text:span text:style-name="T1">Respuesta 5:</text:span></text:span> Cron se utiliza para tareas programadas recurrentes, mientras que at se utiliza para tareas programadas una sola vez en un momento específico.</text:p>
      <text:p text:style-name="Horizontal_20_Line"/>
      <text:p text:style-name="P4"><text:span text:style-name="Strong_20_Emphasis"><text:span text:style-name="T1">Pregunta 6:</text:span></text:span> ¿Cuál es el propósito del comando <text:span text:style-name="Source_20_Text"><text:span text:style-name="T1">crontab -l</text:span></text:span> en Linux?</text:p>
      <text:p text:style-name="P4"><text:span text:style-name="Strong_20_Emphasis"><text:span text:style-name="T1">Respuesta 6:</text:span></text:span> El comando <text:span text:style-name="Source_20_Text"><text:span text:style-name="T1">crontab -l</text:span></text:span> se utiliza para mostrar la tabla cron del usuario actual.</text:p>
      <text:p text:style-name="Horizontal_20_Line"/>
      <text:p text:style-name="P4"><text:span text:style-name="Strong_20_Emphasis"><text:span text:style-name="T1">Pregunta 7:</text:span></text:span> ¿Cuál es el propósito del archivo <text:span text:style-name="Source_20_Text"><text:span text:style-name="T1">/etc/cron.deny</text:span></text:span> en Linux?</text:p>
      <text:p text:style-name="P4"><text:span text:style-name="Strong_20_Emphasis"><text:span text:style-name="T1">Respuesta 7:</text:span></text:span> El archivo <text:span text:style-name="Source_20_Text"><text:span text:style-name="T1">/etc/cron.deny</text:span></text:span> se utiliza para especificar los usuarios que no tienen permiso para utilizar cron.</text:p>
      <text:p text:style-name="Horizontal_20_Line"/>
      <text:p text:style-name="P4"><text:span text:style-name="Strong_20_Emphasis"><text:span text:style-name="T1">Pregunta 8:</text:span></text:span> ¿Cuál es el propósito del archivo <text:span text:style-name="Source_20_Text"><text:span text:style-name="T1">/etc/cron.allow</text:span></text:span> en Linux?</text:p>
      <text:p text:style-name="P4"><text:soft-page-break/><text:span text:style-name="Strong_20_Emphasis"><text:span text:style-name="T1">Respuesta 8:</text:span></text:span> El archivo <text:span text:style-name="Source_20_Text"><text:span text:style-name="T1">/etc/cron.allow</text:span></text:span> se utiliza para especificar los usuarios que tienen permiso para utilizar cron, anulando <text:span text:style-name="Source_20_Text"><text:span text:style-name="T1">/etc/cron.deny</text:span></text:span>.</text:p>
      <text:p text:style-name="Horizontal_20_Line"/>
      <text:p text:style-name="P4"><text:span text:style-name="Strong_20_Emphasis"><text:span text:style-name="T1">Pregunta 9:</text:span></text:span> ¿Cuál es el formato general de una entrada en la tabla cron?</text:p>
      <text:p text:style-name="P4"><text:span text:style-name="Strong_20_Emphasis"><text:span text:style-name="T1">Respuesta 9:</text:span></text:span> El formato general de una entrada en la tabla cron es: <text:span text:style-name="Source_20_Text"><text:span text:style-name="T1">minuto hora día-del-mes mes día-de-la-semana comando-a-ejecutar</text:span></text:span>.</text:p>
      <text:p text:style-name="Horizontal_20_Line"/>
      <text:p text:style-name="P4"><text:span text:style-name="Strong_20_Emphasis"><text:span text:style-name="T1">Pregunta 10:</text:span></text:span> ¿Qué significa una entrada cron como <text:span text:style-name="Source_20_Text"><text:span text:style-name="T1">0 2 * * 1-5</text:span></text:span>?</text:p>
      <text:p text:style-name="P4"><text:span text:style-name="Strong_20_Emphasis"><text:span text:style-name="T1">Respuesta 10:</text:span></text:span> Esta entrada cron significa que el comando se ejecutará a las 2:00 AM todos los días laborables (de lunes a viernes).</text:p>
      <text:p text:style-name="Horizontal_20_Line"/>
      <text:p text:style-name="P4"><text:span text:style-name="Strong_20_Emphasis"><text:span text:style-name="T1">Pregunta 11:</text:span></text:span> ¿Cuál es el comando para ver la lista de trabajos programados con at en Linux?</text:p>
      <text:p text:style-name="P4"><text:span text:style-name="Strong_20_Emphasis"><text:span text:style-name="T1">Respuesta 11:</text:span></text:span> El comando para ver la lista de trabajos programados con at en Linux es <text:span text:style-name="Source_20_Text"><text:span text:style-name="T1">atq</text:span></text:span>.</text:p>
      <text:p text:style-name="Horizontal_20_Line"/>
      <text:p text:style-name="P4"><text:span text:style-name="Strong_20_Emphasis"><text:span text:style-name="T1">Pregunta 12:</text:span></text:span> ¿Cuál es el comando para eliminar un trabajo programado con at en Linux?</text:p>
      <text:p text:style-name="P4"><text:span text:style-name="Strong_20_Emphasis"><text:span text:style-name="T1">Respuesta 12:</text:span></text:span> El comando para eliminar un trabajo programado con at en Linux es <text:span text:style-name="Source_20_Text"><text:span text:style-name="T1">atrm</text:span></text:span>.</text:p>
      <text:p text:style-name="Horizontal_20_Line"/>
      <text:p text:style-name="P4"><text:span text:style-name="Strong_20_Emphasis"><text:span text:style-name="T1">Pregunta 13:</text:span></text:span> ¿Cuál es el propósito de la variable de entorno <text:span text:style-name="Source_20_Text"><text:span text:style-name="T1">MAILTO</text:span></text:span> en una entrada cron?</text:p>
      <text:p text:style-name="P4"><text:span text:style-name="Strong_20_Emphasis"><text:span text:style-name="T1">Respuesta 13:</text:span></text:span> La variable de entorno <text:span text:style-name="Source_20_Text"><text:span text:style-name="T1">MAILTO</text:span></text:span> se utiliza para especificar la dirección de correo electrónico a la que se enviará la salida de la tarea cron.</text:p>
      <text:p text:style-name="Horizontal_20_Line"/>
      <text:p text:style-name="P4"><text:span text:style-name="Strong_20_Emphasis"><text:span text:style-name="T1">Pregunta 14:</text:span></text:span> ¿Cuál es el comando para programar una tarea cron para que se ejecute cada hora?</text:p>
      <text:p text:style-name="P4"><text:span text:style-name="Strong_20_Emphasis"><text:span text:style-name="T1">Respuesta 14:</text:span></text:span> El comando para programar una tarea cron para que se ejecute cada hora es <text:span text:style-name="Source_20_Text"><text:span text:style-name="T1">0 * * * *</text:span></text:span>.</text:p>
      <text:p text:style-name="Horizontal_20_Line"/>
      <text:p text:style-name="P4"><text:span text:style-name="Strong_20_Emphasis"><text:span text:style-name="T1">Pregunta 15:</text:span></text:span> ¿Cuál es el comando para programar una tarea cron para que se ejecute todos los días a las 3:30 PM?</text:p>
      <text:p text:style-name="P4"><text:soft-page-break/><text:span text:style-name="Strong_20_Emphasis"><text:span text:style-name="T1">Respuesta 15:</text:span></text:span> El comando para programar una tarea cron para que se ejecute todos los días a las 3:30 PM es <text:span text:style-name="Source_20_Text"><text:span text:style-name="T1">30 15 * * *</text:span></text:span>.</text:p>
      <text:p text:style-name="Horizontal_20_Line"/>
      <text:p text:style-name="P4"><text:span text:style-name="Strong_20_Emphasis"><text:span text:style-name="T1">Pregunta 16:</text:span></text:span> ¿Qué comando se utiliza para programar una tarea cron para que se ejecute cada 15 minutos?</text:p>
      <text:p text:style-name="P4"><text:span text:style-name="Strong_20_Emphasis"><text:span text:style-name="T1">Respuesta 16:</text:span></text:span> El comando se utiliza para programar una tarea cron para que se ejecute cada 15 minutos es <text:span text:style-name="Source_20_Text"><text:span text:style-name="T1">*/15 * * * *</text:span></text:span>.</text:p>
      <text:p text:style-name="Horizontal_20_Line"/>
      <text:p text:style-name="P4"><text:span text:style-name="Strong_20_Emphasis"><text:span text:style-name="T1">Pregunta 17:</text:span></text:span> ¿Cuál es el comando para programar una tarea cron para que se ejecute en un día específico de la semana, por ejemplo, los miércoles?</text:p>
      <text:p text:style-name="P4"><text:span text:style-name="Strong_20_Emphasis"><text:span text:style-name="T1">Respuesta 17:</text:span></text:span> El comando para programar una tarea cron para que se ejecute en un día específico de la semana, como los miércoles, es <text:span text:style-name="Source_20_Text"><text:span text:style-name="T1">0 * * * 3</text:span></text:span>.</text:p>
      <text:p text:style-name="Horizontal_20_Line"/>
      <text:p text:style-name="P4"><text:span text:style-name="Strong_20_Emphasis"><text:span text:style-name="T1">Pregunta 18:</text:span></text:span> ¿Cuál es el comando para programar una tarea cron para que se ejecute el primer día de cada mes a las 4:30 AM?</text:p>
      <text:p text:style-name="P4"><text:span text:style-name="Strong_20_Emphasis"><text:span text:style-name="T1">Respuesta 18:</text:span></text:span> El comando para programar una tarea cron para que se ejecute el primer día de cada mes a las 4:30 AM es <text:span text:style-name="Source_20_Text"><text:span text:style-name="T1">30 4 1 * *</text:span></text:span>.</text:p>
      <text:p text:style-name="Horizontal_20_Line"/>
      <text:p text:style-name="P4"><text:span text:style-name="Strong_20_Emphasis"><text:span text:style-name="T1">Pregunta 19:</text:span></text:span> ¿Cuál es el comando para ejecutar un trabajo con at en un momento específico, como "tomorrow noon"?</text:p>
      <text:p text:style-name="P4"><text:span text:style-name="Strong_20_Emphasis"><text:span text:style-name="T1">Respuesta 19:</text:span></text:span> El comando para ejecutar un trabajo con at en un momento específico, como "tomorrow noon", es <text:span text:style-name="Source_20_Text"><text:span text:style-name="T1">at noon tomorrow</text:span></text:span>.</text:p>
      <text:p text:style-name="Horizontal_20_Line"/>
      <text:p text:style-name="P4"><text:span text:style-name="Strong_20_Emphasis"><text:span text:style-name="T1">Pregunta 20:</text:span></text:span> ¿Cuál es el comando para programar una tarea cron para que se ejecute todos los días laborables a las 9:00 AM?</text:p>
      <text:p text:style-name="P4"><text:span text:style-name="Strong_20_Emphasis"><text:span text:style-name="T1">Respuesta 20:</text:span></text:span> El comando para programar una tarea cron para que se ejecute todos los días laborables a las 9:00 AM es <text:span text:style-name="Source_20_Text"><text:span text:style-name="T1">0 9 * * 1-5</text:span></text:span>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401bbc" officeooo:paragraph-rsid="00401bbc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Tareas administrativas</text:p>
        <text:p text:style-name="MP2">Automatizar tareas administrativas del sistema mediante la programación de trabajo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50:23.160979064</dc:date>
    <meta:editing-duration>PT2H45M20S</meta:editing-duration>
    <meta:editing-cycles>49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763" meta:character-count="4283" meta:non-whitespace-character-count="3562"/>
  </office:meta>
</office:document-meta>
</file>